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font-name="Calibri" fo:font-size="12pt"/>
    </style:style>
    <style:style style:name="P2" style:family="paragraph" style:parent-style-name="Standard">
      <style:text-properties fo:color="#000000" style:font-name="Calibri" fo:font-size="12pt" fo:background-color="#ffffff"/>
    </style:style>
    <style:style style:name="P3" style:family="paragraph" style:parent-style-name="Standard">
      <style:text-properties fo:font-weight="bold" officeooo:paragraph-rsid="00175295" style:font-weight-asian="bold" style:font-weight-complex="bold"/>
    </style:style>
    <style:style style:name="P4" style:family="paragraph" style:parent-style-name="Standard">
      <style:paragraph-properties fo:margin-top="0cm" fo:margin-bottom="0.499cm" loext:contextual-spacing="false"/>
      <style:text-properties fo:color="#000000" style:font-name="Calibri" fo:font-size="12pt"/>
    </style:style>
    <style:style style:name="P5" style:family="paragraph" style:parent-style-name="Text_20_body">
      <style:paragraph-properties fo:margin-top="0cm" fo:margin-bottom="0cm" loext:contextual-spacing="false"/>
      <style:text-properties fo:color="#000000" style:font-name="Calibri" fo:font-size="12pt"/>
    </style:style>
    <style:style style:name="P6" style:family="paragraph" style:parent-style-name="Text_20_body">
      <style:paragraph-properties fo:margin-top="0cm" fo:margin-bottom="0cm" loext:contextual-spacing="false"/>
      <style:text-properties fo:color="#000000" style:font-name="Calibri" fo:font-size="12pt" fo:background-color="#ffff80"/>
    </style:style>
    <style:style style:name="P7" style:family="paragraph" style:parent-style-name="Quotations">
      <style:text-properties fo:color="#000000" style:font-name="Calibri" fo:font-size="12pt" fo:font-weight="bold"/>
    </style:style>
    <style:style style:name="P8" style:family="paragraph" style:parent-style-name="Quotations" style:list-style-name="L1">
      <style:text-properties fo:color="#000000" style:font-name="Calibri" fo:font-size="12pt"/>
    </style:style>
    <style:style style:name="P9" style:family="paragraph" style:parent-style-name="Quotations" style:list-style-name="L2">
      <style:text-properties fo:color="#000000" style:font-name="Calibri" fo:font-size="12pt"/>
    </style:style>
    <style:style style:name="P10" style:family="paragraph" style:parent-style-name="Quotations" style:list-style-name="L1">
      <style:paragraph-properties fo:margin-top="0cm" fo:margin-bottom="0cm" loext:contextual-spacing="false"/>
      <style:text-properties fo:color="#000000" style:font-name="Calibri" fo:font-size="12pt"/>
    </style:style>
    <style:style style:name="P11" style:family="paragraph" style:parent-style-name="Quotations" style:list-style-name="L2">
      <style:paragraph-properties fo:margin-top="0cm" fo:margin-bottom="0cm" loext:contextual-spacing="false"/>
      <style:text-properties fo:color="#000000" style:font-name="Calibri" fo:font-size="12pt"/>
    </style:style>
    <style:style style:name="P12" style:family="paragraph" style:parent-style-name="Quotations" style:list-style-name="L1">
      <style:paragraph-properties fo:margin-top="0cm" fo:margin-bottom="0cm" loext:contextual-spacing="false"/>
      <style:text-properties fo:color="#000000"/>
    </style:style>
    <style:style style:name="T1" style:family="text">
      <style:text-properties fo:font-weight="bold"/>
    </style:style>
    <style:style style:name="T2" style:family="text">
      <style:text-properties fo:font-weight="bold" fo:background-color="#ffffff" loext:char-shading-value="0"/>
    </style:style>
    <style:style style:name="T3" style:family="text">
      <style:text-properties fo:background-color="#ffffff" loext:char-shading-value="0"/>
    </style:style>
    <style:style style:name="T4" style:family="text">
      <style:text-properties style:font-name="Calibri" fo:font-size="12pt"/>
    </style:style>
    <style:style style:name="T5" style:family="text">
      <style:text-properties fo:color="#000000" style:font-name="Calibri" fo:font-size="12pt" officeooo:rsid="00175295"/>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Subject: </text:span>LTTS Genesis Training Program learning journey.</text:p>
      <text:p text:style-name="P3"/>
      <text:p text:style-name="P1">This mail is regarding details and experience of my learning journey that I had in LTTS Genesis Program.</text:p>
      <text:p text:style-name="P1"/>
      <text:p text:style-name="P1">The Genesis Program was kicked off on <text:span text:style-name="T1">14 September 2020</text:span> with an official orientation session where we got a chance to interact with LTTS Industry leaders- <text:span text:style-name="T2">Mr. Abhishek Sinha(COO &amp; Whole Time Director), Mr. GN Satyanarayana(Delivery Head - ICP), Dr. Acharya K N S(Director-GEA)</text:span><text:span text:style-name="T3">​</text:span> and a few others who had given us key insights how the organization works, and what kind of attitude is required to grow in LTTS.</text:p>
      <text:p text:style-name="P1"/>
      <text:p text:style-name="P2"><text:span text:style-name="T1">Ramya Manchaiah</text:span> (Associate Manager - Technical Learning Specialist(GEA)) led the Genesis training program and gave brief Introduction to the Genesis and its timeline(8 weeks).</text:p>
      <text:p text:style-name="P2"/>
      <text:p text:style-name="P4">Initial training days we had a connect sessions regarding the company's IT Policies, Professional Skills, and other session to understand the organization's policies and structure. We got a chance to interact the different stakeholders in the organization structure. Along with this I also got a chance to learn about few technical courses as listed below:</text:p>
      <text:p text:style-name="P7">Technical Courses</text:p>
      <text:list xml:id="list141433660" text:style-name="L1">
        <text:list-item>
          <text:p text:style-name="P10">Intermidate C++ Programming</text:p>
        </text:list-item>
        <text:list-item>
          <text:p text:style-name="P10">Linux OS &amp; Programming</text:p>
        </text:list-item>
        <text:list-item>
          <text:p text:style-name="P10">Core Java Programming</text:p>
        </text:list-item>
        <text:list-item>
          <text:p text:style-name="P10">Android Basics</text:p>
        </text:list-item>
        <text:list-item>
          <text:p text:style-name="P12"> <text:span text:style-name="T4">Applied SDLC &amp; Software Testing</text:span></text:p>
        </text:list-item>
        <text:list-item>
          <text:p text:style-name="P10">Fundamentals of Web Development &amp; Introduction to Node JS</text:p>
        </text:list-item>
        <text:list-item>
          <text:p text:style-name="P10">4G/LTE</text:p>
        </text:list-item>
        <text:list-item>
          <text:p text:style-name="P10">5G</text:p>
        </text:list-item>
        <text:list-item>
          <text:p text:style-name="P8">Android Framework</text:p>
        </text:list-item>
      </text:list>
      <text:p text:style-name="P7">Non-technical Courses</text:p>
      <text:list xml:id="list144142114" text:style-name="L2">
        <text:list-item>
          <text:p text:style-name="P11">Quality Management System(QMS)</text:p>
        </text:list-item>
        <text:list-item>
          <text:p text:style-name="P11">Information Security Management System(ISMS)</text:p>
        </text:list-item>
        <text:list-item>
          <text:p text:style-name="P11">Behavioral Training:</text:p>
          <text:list>
            <text:list-item>
              <text:p text:style-name="P11">Verbal Communication</text:p>
            </text:list-item>
            <text:list-item>
              <text:p text:style-name="P11">Non Verbal Communication</text:p>
            </text:list-item>
            <text:list-item>
              <text:p text:style-name="P11">Time mangement</text:p>
            </text:list-item>
            <text:list-item>
              <text:p text:style-name="P9">Few Etiquites like Business, Email, Dinning and others</text:p>
            </text:list-item>
          </text:list>
        </text:list-item>
      </text:list>
      <text:p text:style-name="P5"><text:span text:style-name="T1">Technical Courses</text:span> involved various soft skills that we had to gain and improve on as part of the program which was carefully planned in conjunction with the technical training. We had sessions with <text:span text:style-name="T1">Mr. Mudassar Ahmed M</text:span>, and we engaged different activity for the day based on the E-Learnings that we learnt in the ATL portal.</text:p>
      <text:p text:style-name="P5"/>
      <text:p text:style-name="P5">Currently our team is working on the <text:span text:style-name="T1">Social Influencer web and mobile app</text:span> in which our main goal is to create a platform for influencers and advertisers. We are using the concepts that we learnt in Android Basics and Android Framework .</text:p>
      <text:p text:style-name="P5"><text:soft-page-break/>Other courses gave me confidence to take up the project that requires above listed skills. Initially it was difficult to keep up the timeline and mange time properly after training I am comfortable in time management and communication.</text:p>
      <text:p text:style-name="P5"/>
      <text:p text:style-name="P6">I Thank GEA team and LTTS for this opportunity to learn mor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7T12:54:52.788088416</meta:creation-date>
    <dc:date>2020-11-27T12:56:20.623080194</dc:date>
    <meta:editing-duration>PT1M30S</meta:editing-duration>
    <meta:editing-cycles>1</meta:editing-cycles>
    <meta:document-statistic meta:table-count="0" meta:image-count="0" meta:object-count="0" meta:page-count="2" meta:paragraph-count="27" meta:word-count="371" meta:character-count="2429" meta:non-whitespace-character-count="1969"/>
    <meta:generator>LibreOffice/6.0.7.3$Linux_X86_64 LibreOffice_project/00m0$Build-3</meta:generator>
  </office:meta>
</office:document-meta>
</file>